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rsid="00149598" officeooo:paragraph-rsid="00149598" style:font-size-asian="12pt" style:font-size-complex="12pt"/>
    </style:style>
    <style:style style:name="P3" style:family="paragraph" style:parent-style-name="Text_20_body">
      <style:text-properties fo:font-size="12pt" officeooo:rsid="00149598" officeooo:paragraph-rsid="001641d2" style:font-size-asian="12pt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rsid="001641d2" officeooo:paragraph-rsid="001641d2" style:font-size-asian="12pt" style:font-size-complex="12pt"/>
    </style:style>
    <style:style style:name="T1" style:family="text">
      <style:text-properties officeooo:rsid="00164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详细说明</text:h>
      <text:p text:style-name="P2"><text:tab/>QStringListModel类提供了一个提供字符串显示的模型。</text:p>
      <text:p text:style-name="P2"><text:tab/>QStringListModel是一个可用于在一个显示控件上显示大量字符串的可编辑模型，如QListView或QComboBox。</text:p>
      <text:p text:style-name="P2"><text:tab/>该模型提供的可编辑模型的所有标准函数。</text:p>
      <text:p text:style-name="P1"><text:tab/>使用<text:span text:style-name="T1">index函数返回项目索引</text:span>，项目标志使用<text:span text:style-name="T1">flags</text:span>()。使用<text:span text:style-name="T1">data()函数读出项目数据，使用setData()写入</text:span>。行（并字符串列表项的数量）的数量可以使用rowCount()函数中找到。</text:p>
      <text:p text:style-name="P3"><text:tab/>该模型可以使用现有的字符串列表构造，或者字符串可以在构建后用setStringList()函数进行设置。字符串也可以使用<text:span text:style-name="T1">insertRows()函数插入</text:span>，并使用removeRows()删除。字符串列表中的内容可以使用StringList()进行查找。</text:p>
      <text:p text:style-name="P2"><text:tab/>QStringListModel的使用示例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<text:s text:c="4"/>QStringListModel *model = new QStringListModel();</text:p>
            <text:p text:style-name="P5"><text:s text:c="4"/>QStringList list;</text:p>
            <text:p text:style-name="P5"><text:s text:c="4"/>list &lt;&lt; "a" &lt;&lt; "b" &lt;&lt; "c";</text:p>
            <text:p text:style-name="P5"><text:s text:c="4"/>model-&gt;setStringList(list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3:02:04.782852766</meta:creation-date>
    <meta:generator>LibreOffice/4.2.8.2$Linux_X86_64 LibreOffice_project/420m0$Build-2</meta:generator>
    <dc:date>2015-12-21T13:29:35.491298267</dc:date>
    <meta:editing-duration>P0D</meta:editing-duration>
    <meta:editing-cycles>1</meta:editing-cycles>
    <meta:document-statistic meta:table-count="1" meta:image-count="0" meta:object-count="0" meta:page-count="1" meta:paragraph-count="11" meta:word-count="240" meta:character-count="509" meta:non-whitespace-character-count="473"/>
  </office:meta>
</office:document-meta>
</file>